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5" style:family="paragraph" style:parent-style-name="Standard" style:list-style-name="L1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6" style:family="paragraph" style:parent-style-name="Standard" style:list-style-name="L1">
      <style:text-properties style:text-line-through-style="none" style:text-line-through-type="none" fo:font-weight="normal" officeooo:rsid="003ec980" officeooo:paragraph-rsid="003ec980" style:font-weight-asian="normal" style:font-weight-complex="normal"/>
    </style:style>
    <style:style style:name="P7" style:family="paragraph" style:parent-style-name="Standard" style:list-style-name="L1">
      <style:text-properties style:text-line-through-style="none" style:text-line-through-type="none" fo:font-weight="normal" officeooo:rsid="003f7b62" officeooo:paragraph-rsid="003f7b62" style:font-weight-asian="normal" style:font-weight-complex="normal"/>
    </style:style>
    <style:style style:name="P8" style:family="paragraph" style:parent-style-name="Standard" style:list-style-name="L1">
      <style:text-properties style:text-line-through-style="none" style:text-line-through-type="none" fo:font-weight="normal" officeooo:rsid="0040991b" officeooo:paragraph-rsid="0040991b" style:font-weight-asian="normal" style:font-weight-complex="normal"/>
    </style:style>
    <style:style style:name="P9" style:family="paragraph" style:parent-style-name="Standard" style:list-style-name="L1">
      <style:text-properties style:text-line-through-style="none" style:text-line-through-type="none" fo:font-weight="normal" officeooo:rsid="0040991b" officeooo:paragraph-rsid="00456aee" style:font-weight-asian="normal" style:font-weight-complex="normal"/>
    </style:style>
    <style:style style:name="P10" style:family="paragraph" style:parent-style-name="Standard" style:list-style-name="L1">
      <style:text-properties style:text-line-through-style="none" style:text-line-through-type="none" fo:font-weight="normal" officeooo:rsid="00424e7d" officeooo:paragraph-rsid="00424e7d" style:font-weight-asian="normal" style:font-weight-complex="normal"/>
    </style:style>
    <style:style style:name="P11" style:family="paragraph" style:parent-style-name="Standard" style:list-style-name="L1">
      <style:text-properties style:text-line-through-style="none" style:text-line-through-type="none" fo:font-weight="normal" officeooo:rsid="00456aee" officeooo:paragraph-rsid="00456aee" style:font-weight-asian="normal" style:font-weight-complex="normal"/>
    </style:style>
    <style:style style:name="P12" style:family="paragraph" style:parent-style-name="Standard" style:list-style-name="L1">
      <style:text-properties style:text-line-through-style="none" style:text-line-through-type="none" fo:font-weight="normal" officeooo:rsid="00456aee" officeooo:paragraph-rsid="004b0057" style:font-weight-asian="normal" style:font-weight-complex="normal"/>
    </style:style>
    <style:style style:name="P13" style:family="paragraph" style:parent-style-name="Standard" style:list-style-name="L1">
      <style:text-properties style:text-line-through-style="none" style:text-line-through-type="none" fo:font-weight="normal" officeooo:rsid="004787be" officeooo:paragraph-rsid="004787be" style:font-weight-asian="normal" style:font-weight-complex="normal"/>
    </style:style>
    <style:style style:name="P14" style:family="paragraph" style:parent-style-name="Standard" style:list-style-name="L1">
      <style:text-properties style:text-line-through-style="none" style:text-line-through-type="none" fo:font-weight="normal" officeooo:rsid="00483668" officeooo:paragraph-rsid="00483668" style:font-weight-asian="normal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fo:font-weight="normal" officeooo:rsid="00498df3" officeooo:paragraph-rsid="00498df3" style:font-weight-asian="normal" style:font-weight-complex="normal"/>
    </style:style>
    <style:style style:name="P16" style:family="paragraph" style:parent-style-name="Standard" style:list-style-name="L1">
      <style:text-properties style:text-line-through-style="none" style:text-line-through-type="none" fo:font-weight="normal" officeooo:rsid="004bced2" officeooo:paragraph-rsid="004bced2" style:font-weight-asian="normal" style:font-weight-complex="normal"/>
    </style:style>
    <style:style style:name="P17" style:family="paragraph" style:parent-style-name="Standard" style:list-style-name="L1">
      <style:text-properties style:text-line-through-style="none" style:text-line-through-type="none" fo:font-weight="normal" officeooo:rsid="004d864e" officeooo:paragraph-rsid="004d864e" style:font-weight-asian="normal" style:font-weight-complex="normal"/>
    </style:style>
    <style:style style:name="P18" style:family="paragraph" style:parent-style-name="Standard" style:list-style-name="L1">
      <style:text-properties style:text-line-through-style="none" style:text-line-through-type="none" fo:font-weight="normal" officeooo:rsid="004f33d9" officeooo:paragraph-rsid="004f33d9" style:font-weight-asian="normal" style:font-weight-complex="normal"/>
    </style:style>
    <style:style style:name="P19" style:family="paragraph" style:parent-style-name="Standard" style:list-style-name="L1">
      <style:text-properties style:text-line-through-style="none" style:text-line-through-type="none" fo:font-weight="normal" officeooo:rsid="0050a60b" officeooo:paragraph-rsid="0050a60b" style:font-weight-asian="normal" style:font-weight-complex="normal"/>
    </style:style>
    <style:style style:name="P20" style:family="paragraph" style:parent-style-name="Standard" style:list-style-name="L1">
      <style:text-properties style:text-line-through-style="none" style:text-line-through-type="none" fo:font-weight="normal" officeooo:rsid="00528832" officeooo:paragraph-rsid="00528832" style:font-weight-asian="normal" style:font-weight-complex="normal"/>
    </style:style>
    <style:style style:name="P21" style:family="paragraph" style:parent-style-name="Standard" style:list-style-name="L1">
      <style:text-properties style:text-line-through-style="none" style:text-line-through-type="none" fo:font-weight="normal" officeooo:rsid="00535679" officeooo:paragraph-rsid="00535679" style:font-weight-asian="normal" style:font-weight-complex="normal"/>
    </style:style>
    <style:style style:name="P22" style:family="paragraph" style:parent-style-name="Standard" style:list-style-name="L1">
      <style:text-properties style:text-line-through-style="none" style:text-line-through-type="none" fo:font-weight="normal" officeooo:rsid="00551ede" officeooo:paragraph-rsid="00551ede" style:font-weight-asian="normal" style:font-weight-complex="normal"/>
    </style:style>
    <style:style style:name="P23" style:family="paragraph" style:parent-style-name="Standard" style:list-style-name="L1">
      <style:text-properties style:text-line-through-style="none" style:text-line-through-type="none" fo:font-weight="normal" officeooo:rsid="00591b4c" officeooo:paragraph-rsid="00591b4c" style:font-weight-asian="normal" style:font-weight-complex="normal"/>
    </style:style>
    <style:style style:name="P24" style:family="paragraph" style:parent-style-name="Standard" style:list-style-name="L1">
      <style:text-properties style:text-line-through-style="none" style:text-line-through-type="none" fo:font-weight="normal" officeooo:rsid="005af59f" officeooo:paragraph-rsid="005af59f" style:font-weight-asian="normal" style:font-weight-complex="normal"/>
    </style:style>
    <style:style style:name="P25" style:family="paragraph" style:parent-style-name="Standard" style:list-style-name="L1">
      <style:text-properties style:text-line-through-style="none" style:text-line-through-type="none" fo:font-weight="normal" officeooo:rsid="005b54a8" officeooo:paragraph-rsid="005b54a8" style:font-weight-asian="normal" style:font-weight-complex="normal"/>
    </style:style>
    <style:style style:name="P26" style:family="paragraph" style:parent-style-name="Standard" style:list-style-name="L1">
      <style:text-properties style:text-line-through-style="none" style:text-line-through-type="none" fo:font-weight="normal" officeooo:rsid="005be156" officeooo:paragraph-rsid="005be156" style:font-weight-asian="normal" style:font-weight-complex="normal"/>
    </style:style>
    <style:style style:name="P27" style:family="paragraph" style:parent-style-name="Standard" style:list-style-name="L1">
      <style:text-properties style:text-line-through-style="none" style:text-line-through-type="none" fo:font-weight="normal" officeooo:rsid="005ca21a" officeooo:paragraph-rsid="005ca21a" style:font-weight-asian="normal" style:font-weight-complex="normal"/>
    </style:style>
    <style:style style:name="P28" style:family="paragraph" style:parent-style-name="Standard" style:list-style-name="L1">
      <style:text-properties style:text-line-through-style="none" style:text-line-through-type="none" fo:font-weight="normal" officeooo:rsid="005ca21a" officeooo:paragraph-rsid="005cd6ed" style:font-weight-asian="normal" style:font-weight-complex="normal"/>
    </style:style>
    <style:style style:name="P29" style:family="paragraph" style:parent-style-name="Standard" style:list-style-name="L1">
      <style:text-properties style:text-line-through-style="none" style:text-line-through-type="none" fo:font-weight="normal" officeooo:rsid="005cd6ed" officeooo:paragraph-rsid="005cd6ed" style:font-weight-asian="normal" style:font-weight-complex="normal"/>
    </style:style>
    <style:style style:name="P30" style:family="paragraph" style:parent-style-name="Standard" style:list-style-name="L2">
      <style:text-properties style:text-line-through-style="none" style:text-line-through-type="none" officeooo:rsid="0006c0f2" officeooo:paragraph-rsid="000ba3d5"/>
    </style:style>
    <style:style style:name="P31" style:family="paragraph" style:parent-style-name="Standard" style:list-style-name="L1">
      <style:text-properties fo:font-weight="normal" officeooo:rsid="00213232" officeooo:paragraph-rsid="00269f01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364a06" officeooo:paragraph-rsid="00364a06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388001" officeooo:paragraph-rsid="00388001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234aab" officeooo:paragraph-rsid="00269f01" style:font-weight-asian="normal" style:font-weight-complex="normal"/>
    </style:style>
    <style:style style:name="P35" style:family="paragraph" style:parent-style-name="Standard" style:list-style-name="L1">
      <style:text-properties style:text-line-through-style="solid" style:text-line-through-type="single" fo:font-weight="normal" officeooo:rsid="00213232" officeooo:paragraph-rsid="00269f01" style:font-weight-asian="normal" style:font-weight-complex="normal"/>
    </style:style>
    <style:style style:name="P36" style:family="paragraph" style:parent-style-name="Standard" style:list-style-name="L1">
      <style:text-properties style:text-line-through-style="solid" style:text-line-through-type="single" fo:font-weight="normal" officeooo:rsid="00335969" officeooo:paragraph-rsid="00335969" style:font-weight-asian="normal" style:font-weight-complex="normal"/>
    </style:style>
    <style:style style:name="P37" style:family="paragraph" style:parent-style-name="Standard" style:list-style-name="L1">
      <style:text-properties style:text-line-through-style="solid" style:text-line-through-type="single" fo:font-weight="normal" officeooo:rsid="0031638d" officeooo:paragraph-rsid="0031638d" style:font-weight-asian="normal" style:font-weight-complex="normal"/>
    </style:style>
    <style:style style:name="P38" style:family="paragraph" style:parent-style-name="Standard" style:list-style-name="L1">
      <style:text-properties style:text-line-through-style="solid" style:text-line-through-type="single" fo:font-weight="normal" officeooo:rsid="00221f2f" officeooo:paragraph-rsid="00269f01" style:font-weight-asian="normal" style:font-weight-complex="normal"/>
    </style:style>
    <style:style style:name="P39" style:family="paragraph" style:parent-style-name="Standard" style:list-style-name="L1">
      <style:text-properties style:text-line-through-style="solid" style:text-line-through-type="single" fo:font-weight="normal" officeooo:rsid="002b40e5" officeooo:paragraph-rsid="002b40e5" style:font-weight-asian="normal" style:font-weight-complex="normal"/>
    </style:style>
    <style:style style:name="P40" style:family="paragraph" style:parent-style-name="Standard" style:list-style-name="L1">
      <style:text-properties style:text-line-through-style="solid" style:text-line-through-type="single" fo:font-weight="normal" officeooo:rsid="003a40f7" officeooo:paragraph-rsid="003a40f7" style:font-weight-asian="normal" style:font-weight-complex="normal"/>
    </style:style>
    <style:style style:name="P41" style:family="paragraph" style:parent-style-name="Standard" style:list-style-name="L1">
      <style:text-properties style:text-line-through-style="solid" style:text-line-through-type="single" fo:font-weight="normal" officeooo:rsid="003aff30" officeooo:paragraph-rsid="003aff30" style:font-weight-asian="normal" style:font-weight-complex="normal"/>
    </style:style>
    <style:style style:name="P42" style:family="paragraph" style:parent-style-name="Standard" style:list-style-name="L1">
      <style:text-properties style:text-line-through-style="solid" style:text-line-through-type="single" fo:font-weight="normal" officeooo:rsid="00234aab" officeooo:paragraph-rsid="00269f01" style:font-weight-asian="normal" style:font-weight-complex="normal"/>
    </style:style>
    <style:style style:name="P43" style:family="paragraph" style:parent-style-name="Standard" style:list-style-name="L1">
      <style:text-properties style:text-line-through-style="solid" style:text-line-through-type="single" fo:font-weight="normal" officeooo:rsid="00269f01" officeooo:paragraph-rsid="00269f01" style:font-weight-asian="normal" style:font-weight-complex="normal"/>
    </style:style>
    <style:style style:name="P44" style:family="paragraph" style:parent-style-name="Standard" style:list-style-name="L2">
      <style:text-properties officeooo:rsid="0006c0f2" officeooo:paragraph-rsid="000ba3d5"/>
    </style:style>
    <style:style style:name="P45" style:family="paragraph" style:parent-style-name="Standard" style:list-style-name="L2">
      <style:text-properties officeooo:rsid="001bbfb4" officeooo:paragraph-rsid="001bbfb4"/>
    </style:style>
    <style:style style:name="P46" style:family="paragraph" style:parent-style-name="Standard" style:list-style-name="L2">
      <style:text-properties officeooo:rsid="0035dffe" officeooo:paragraph-rsid="0035dffe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style:style style:name="T3" style:family="text">
      <style:text-properties officeooo:rsid="003645a1"/>
    </style:style>
    <style:style style:name="T4" style:family="text">
      <style:text-properties officeooo:rsid="0040991b"/>
    </style:style>
    <style:style style:name="T5" style:family="text">
      <style:text-properties officeooo:rsid="00424e7d"/>
    </style:style>
    <style:style style:name="T6" style:family="text">
      <style:text-properties officeooo:rsid="0043e1d2"/>
    </style:style>
    <style:style style:name="T7" style:family="text">
      <style:text-properties officeooo:rsid="00456aee"/>
    </style:style>
    <style:style style:name="T8" style:family="text">
      <style:text-properties officeooo:rsid="0049f6a9"/>
    </style:style>
    <style:style style:name="T9" style:family="text">
      <style:text-properties officeooo:rsid="004b0057"/>
    </style:style>
    <style:style style:name="T10" style:family="text">
      <style:text-properties officeooo:rsid="005cd6ed"/>
    </style:style>
    <style:style style:name="T11" style:family="text">
      <style:text-properties officeooo:rsid="00616c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2">keep testing the code <text:span text:style-name="T2">after each step!!!</text:span></text:p>
      <text:p text:style-name="P1"/>
      <text:list xml:id="list393643444" text:style-name="L1">
        <text:list-item>
          <text:p text:style-name="P4">my list</text:p>
          <text:list>
            <text:list-item>
              <text:p text:style-name="P43">rewrite existing code?</text:p>
            </text:list-item>
            <text:list-item>
              <text:p text:style-name="P31">top down approach</text:p>
              <text:list>
                <text:list-item>
                  <text:p text:style-name="P35">understand libft linked list</text:p>
                </text:list-item>
                <text:list-item>
                  <text:p text:style-name="P36">definitiosn static functions away from .h back to main.c file</text:p>
                </text:list-item>
                <text:list-item>
                  <text:p text:style-name="P37">delete unnecessary returns (utilize exit instead)</text:p>
                </text:list-item>
                <text:list-item>
                  <text:p text:style-name="P35">check if linked list compatible with push swap instructions</text:p>
                  <text:list>
                    <text:list-item>
                      <text:p text:style-name="P38">if not, keep using my circular list</text:p>
                    </text:list-item>
                    <text:list-item>
                      <text:p text:style-name="P39">YES</text:p>
                      <text:list>
                        <text:list-item>
                          <text:p text:style-name="P39">archive my circulat somewhere</text:p>
                        </text:list-item>
                        <text:list-item>
                          <text:p text:style-name="P39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40">parser</text:p>
                  <text:list>
                    <text:list-item>
                      <text:p text:style-name="P40">bugs</text:p>
                      <text:list>
                        <text:list-item>
                          <text:p text:style-name="P41">do I need to free the content manually in case of allocation failure?</text:p>
                        </text:list-item>
                        <text:list-item>
                          <text:p text:style-name="P40"/>
                        </text:list-item>
                        <text:list-item>
                          <text:p text:style-name="P40">lstlast loops from second variable</text:p>
                        </text:list-item>
                        <text:list-item>
                          <text:p text:style-name="P40">ft_atolst returns stack variable address</text:p>
                        </text:list-item>
                      </text:list>
                    </text:list-item>
                  </text:list>
                </text:list-item>
                <text:list-item>
                  <text:p text:style-name="P31">chose best approach (top vs down stack will be beginning / end list)</text:p>
                  <text:list>
                    <text:list-item>
                      <text:p text:style-name="P32">stack a</text:p>
                      <text:list>
                        <text:list-item>
                          <text:p text:style-name="P32">top stack = beginning list</text:p>
                          <text:list>
                            <text:list-item>
                              <text:p text:style-name="P33">pro</text:p>
                              <text:list>
                                <text:list-item>
                                  <text:p text:style-name="P32">most operations on the top of the stack</text:p>
                                </text:list-item>
                                <text:list-item>
                                  <text:p text:style-name="P33">LCS easier to track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stack b</text:p>
                      <text:list>
                        <text:list-item>
                          <text:p text:style-name="P32">possibly top stack = end list</text:p>
                          <text:list>
                            <text:list-item>
                              <text:p text:style-name="P32">pro</text:p>
                              <text:list>
                                <text:list-item>
                                  <text:p text:style-name="P32">easier to track the LCS</text:p>
                                </text:list-item>
                              </text:list>
                            </text:list-item>
                            <text:list-item>
                              <text:p text:style-name="P32">con</text:p>
                              <text:list>
                                <text:list-item>
                                  <text:p text:style-name="P32">difficult to perform the top stack opera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coding</text:p>
              <text:list>
                <text:list-item>
                  <text:p text:style-name="P34">main function</text:p>
                </text:list-item>
                <text:list-item>
                  <text:p text:style-name="P42">list function(s)</text:p>
                </text:list-item>
                <text:list-item>
                  <text:p text:style-name="P42">parsing function</text:p>
                </text:list-item>
                <text:list-item>
                  <text:p text:style-name="P5">actual solver function</text:p>
                  <text:list>
                    <text:list-item>
                      <text:p text:style-name="P16">sorting techniques</text:p>
                      <text:list>
                        <text:list-item>
                          <text:p text:style-name="P17">quicksort</text:p>
                        </text:list-item>
                        <text:list-item>
                          <text:p text:style-name="P16">heap</text:p>
                        </text:list-item>
                        <text:list-item>
                          <text:p text:style-name="P17">radixsort</text:p>
                        </text:list-item>
                      </text:list>
                    </text:list-item>
                    <text:list-item>
                      <text:p text:style-name="P6">which algo?</text:p>
                      <text:list>
                        <text:list-item>
                          <text:p text:style-name="P7">JRD</text:p>
                          <text:list>
                            <text:list-item>
                              <text:p text:style-name="P7"><text:span text:style-name="T4">3: </text:span>hardcode</text:p>
                            </text:list-item>
                            <text:list-item>
                              <text:p text:style-name="P8">5: hardcode in terms of 3</text:p>
                            </text:list-item>
                            <text:list-item>
                              <text:p text:style-name="P9">100:</text:p>
                              <text:list>
                                <text:list-item>
                                  <text:p text:style-name="P9"><text:soft-page-break/><text:span text:style-name="T5">chunks of 20</text:span></text:p>
                                </text:list-item>
                                <text:list-item>
                                  <text:p text:style-name="P9"><text:span text:style-name="T5">put number on top of </text:span><text:span text:style-name="T7">a </text:span><text:span text:style-name="T5">then correctly in b</text:span></text:p>
                                </text:list-item>
                                <text:list-item>
                                  <text:p text:style-name="P9"><text:span text:style-name="T6">at the end back into a</text:span></text:p>
                                </text:list-item>
                              </text:list>
                            </text:list-item>
                            <text:list-item>
                              <text:p text:style-name="P10">500: bigger chunks</text:p>
                            </text:list-item>
                          </text:list>
                        </text:list-item>
                        <text:list-item>
                          <text:p text:style-name="P11">italia<text:span text:style-name="T11">n</text:span> LIS</text:p>
                          <text:list>
                            <text:list-item>
                              <text:p text:style-name="P11">keep LIS in a, rest in b</text:p>
                            </text:list-item>
                            <text:list-item>
                              <text:p text:style-name="P11">chose which nb in b requires least amount of moves to put correcly in a (2x2 table including 2in1 moves optimization)</text:p>
                            </text:list-item>
                          </text:list>
                        </text:list-item>
                        <text:list-item>
                          <text:p text:style-name="P13">Vbrazhnik</text:p>
                          <text:list>
                            <text:list-item>
                              <text:p text:style-name="P14">each nb receives an index (that it should have at the end in the list)</text:p>
                            </text:list-item>
                            <text:list-item>
                              <text:p text:style-name="P15">keep more or less LIS in a</text:p>
                            </text:list-item>
                            <text:list-item>
                              <text:p text:style-name="P15">loop <text:span text:style-name="T8">moving to b </text:span><text:span text:style-name="T9">depending on whether it’s better to keep or swap</text:span></text:p>
                            </text:list-item>
                            <text:list-item>
                              <text:p text:style-name="P12">chose which nb in b requires least amount of moves to put correcly in a</text:p>
                            </text:list-item>
                          </text:list>
                        </text:list-item>
                        <text:list-item>
                          <text:p text:style-name="P18">MYS</text:p>
                          <text:list>
                            <text:list-item>
                              <text:p text:style-name="P18">push to b</text:p>
                              <text:list>
                                <text:list-item>
                                  <text:p text:style-name="P18">chunk by chunk</text:p>
                                </text:list-item>
                                <text:list-item>
                                  <text:p text:style-name="P18">if number element of the chunk, push it to b</text:p>
                                </text:list-item>
                                <text:list-item>
                                  <text:p text:style-name="P25">from b back to a starting with largest values</text:p>
                                  <text:list>
                                    <text:list-item>
                                      <text:p text:style-name="P25">if value on top b larger than value on tail a</text:p>
                                      <text:list>
                                        <text:list-item>
                                          <text:p text:style-name="P25">flip it to tail a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6">continue with pushing b to a</text:p>
                                    </text:list-item>
                                  </text:list>
                                </text:list-item>
                                <text:list-item>
                                  <text:p text:style-name="P19">some optimizations</text:p>
                                  <text:list>
                                    <text:list-item>
                                      <text:p text:style-name="P27">in a→b step store top and bottom part of chunks separately</text:p>
                                    </text:list-item>
                                    <text:list-item>
                                      <text:p text:style-name="P27">3 numbers left on a hardcoded</text:p>
                                    </text:list-item>
                                    <text:list-item>
                                      <text:p text:style-name="P27">???</text:p>
                                    </text:list-item>
                                    <text:list-item>
                                      <text:p text:style-name="P28">parse printing <text:span text:style-name="T10">string</text:span></text:p>
                                      <text:list>
                                        <text:list-item>
                                          <text:p text:style-name="P28">for one instruction double operations</text:p>
                                        </text:list-item>
                                        <text:list-item>
                                          <text:p text:style-name="P29">for opposite instructions next to each oth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PDF</text:p>
                          <text:list>
                            <text:list-item>
                              <text:p text:style-name="P21">LIS, the rest to b</text:p>
                            </text:list-item>
                            <text:list-item>
                              <text:p text:style-name="P22">find the best element to push from b back to a</text:p>
                              <text:list>
                                <text:list-item>
                                  <text:p text:style-name="P22">iterate b both from top and bottom until the middle</text:p>
                                </text:list-item>
                                <text:list-item>
                                  <text:p text:style-name="P22">calculate nb moves to put nb on top of b + nb moves to put in correct position in a</text:p>
                                  <text:list>
                                    <text:list-item>
                                      <text:p text:style-name="P23">4 case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once b empty, rotate a enough so that a starts with the smallest nb</text:p>
                            </text:list-item>
                          </text:list>
                        </text:list-item>
                        <text:list-item>
                          <text:p text:style-name="P20">MINE</text:p>
                          <text:list>
                            <text:list-item>
                              <text:p text:style-name="P20">LIS</text:p>
                              <text:list>
                                <text:list-item>
                                  <text:p text:style-name="P20">determined by going through the list 2 tim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document requirements</text:p>
        </text:list-item>
      </text:list>
      <text:list xml:id="list2923520972" text:style-name="L2">
        <text:list-item>
          <text:p text:style-name="P30">You have to turn in a Makefile which will compile your source files. It must not relink.</text:p>
        </text:list-item>
        <text:list-item>
          <text:p text:style-name="P44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44">The program must display the smallest list of instructions possible to sort the stack a, the smallest number being at the top.</text:p>
        </text:list-item>
        <text:list-item>
          <text:p text:style-name="P44">Instructions must be separated by a ’\n’ and nothing else.</text:p>
        </text:list-item>
        <text:list-item>
          <text:p text:style-name="P44">The goal is to sort the stack with the lowest possible number of operations. During the evaluation process, the number of instructions found by your program will be compared <text:soft-page-break/>against a limit: the maximum number of operations tolerated. If your program either displays a longer list or if the numbers aren’t sorted properly, your grade will be 0.</text:p>
        </text:list-item>
        <text:list-item>
          <text:p text:style-name="P44">If no parameters are specified, the program must not display anything and give the prompt back.</text:p>
        </text:list-item>
        <text:list-item>
          <text:p text:style-name="P44">In case of error, it must display "Error" followed by a ’\n’ on the standard error.</text:p>
        </text:list-item>
        <text:list-item>
          <text:p text:style-name="P44">Errors include for example: some arguments aren’t integers, some arguments ar<text:span text:style-name="T1">e </text:span>bigger than an integer and/or there are duplicates.</text:p>
        </text:list-item>
        <text:list-item>
          <text:p text:style-name="P45">REMOVE THESE AT THE END</text:p>
          <text:list>
            <text:list-item>
              <text:p text:style-name="P45">don’t push the testlists.c file</text:p>
            </text:list-item>
            <text:list-item>
              <text:p text:style-name="P46">clear the Makefile and every single file from unnecessary <text:span text:style-name="T3">commen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2-12T12:48:20.497614083</dc:date>
    <meta:editing-duration>P13DT10H23M54S</meta:editing-duration>
    <meta:editing-cycles>65</meta:editing-cycles>
    <meta:generator>LibreOffice/7.0.4.2$Linux_X86_64 LibreOffice_project/00$Build-2</meta:generator>
    <meta:document-statistic meta:table-count="0" meta:image-count="0" meta:object-count="0" meta:page-count="3" meta:paragraph-count="94" meta:word-count="742" meta:character-count="3660" meta:non-whitespace-character-count="3102"/>
  </office:meta>
</office:document-meta>
</file>